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1"/>
    </style:style>
    <style:style style:name="P3" style:family="paragraph" style:parent-style-name="Standard">
      <style:paragraph-properties fo:margin-left="1.5in" fo:margin-right="0in" fo:margin-top="0in" fo:margin-bottom="0in" style:contextual-spacing="false" fo:text-indent="0in" style:auto-text-indent="false"/>
    </style:style>
    <style:style style:name="T1" style:family="text">
      <style:text-properties style:font-name="Cardo" style:font-name-asian="Cardo1" style:font-name-complex="Cardo1"/>
    </style:style>
    <style:style style:name="T2" style:family="text">
      <style:text-properties style:font-name="Arial Unicode MS" style:font-name-asian="Arial Unicode MS1" style:font-name-complex="Arial Unicode M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εριπτώσεις εφαρμογής :</text:p>
      <text:p text:style-name="P1"/>
      <text:p text:style-name="P1"/>
      <text:p text:style-name="P1">1)</text:p>
      <text:p text:style-name="P1"/>
      <text:p text:style-name="P1"><text:span text:style-name="T1">ΚΟΥΜΠΙ →[ Microcontroller (arduino micro) ]→ ΚΑΛΩΔΙΟ (usb) →Charger 5V 1-2 A → RASPBERRY PI → microSD with Adapter (&gt; 2GB <text:s/>) → ΟΘΟΝΗ ή PC</text:span></text:p>
      <text:p text:style-name="P1"/>
      <text:p text:style-name="P1">Κόστος : <text:s/>5 + 16 + 2 + 20 <text:s/>+ 35 + 5 <text:s/>(+ οθόνη ή PC ) = 83 euro <text:s text:c="14"/>-</text:p>
      <text:p text:style-name="P1"/>
      <text:p text:style-name="P1"/>
      <text:p text:style-name="P1">2)</text:p>
      <text:p text:style-name="P1"/>
      <text:p text:style-name="P1"><text:span text:style-name="T1">ΚΟΥΜΠΙA → Microcontroller (arduino micro)→ <text:s/>ZigBee → Charger 5V 1-2 A → <text:s text:c="4"/>RASPBERRY PI →microSD with Adapter (&gt; 2GB <text:s/>) → <text:s/>ΟΘΟΝΗ ή PC</text:span></text:p>
      <text:p text:style-name="P1"/>
      <text:p text:style-name="P1">Κόστος : 5 + 16 + 50 + 20 <text:s/>+ 35 + 5 (+ οθόνη ή PC) <text:s/>=131 <text:s text:c="2"/>euro <text:s text:c="15"/>135 euro (max)</text:p>
      <text:p text:style-name="P1"/>
      <text:p text:style-name="P1"/>
      <text:p text:style-name="P1">3) </text:p>
      <text:p text:style-name="P1"/>
      <text:p text:style-name="P1"><text:span text:style-name="T2">Joystick →Microcontroller (arduino micro) → Wifi→Charger 5V 1-2 A → <text:s/>RASPBERRY PI →microSD with Adapter (&gt; 2GB <text:s/>) → ΟΘΟΝΗ ή PC</text:span></text:p>
      <text:p text:style-name="P1"/>
      <text:p text:style-name="P1">Κόστος : 20 + 16 + 30 <text:s/>+ 20 + 35 + 5 (+ οθόνη ή PC) = 126 <text:s/>euro <text:s text:c="15"/>130 <text:s/>euro (max)</text:p>
      <text:p text:style-name="P1"/>
      <text:p text:style-name="P1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45" meta:character-count="692" meta:non-whitespace-character-count="492"/>
    <meta:generator>LibreOffice/4.2.8.2$Linux_X86_64 LibreOffice_project/420m0$Build-2</meta:generator>
  </office:meta>
</office:document-meta>
</file>